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T1" style:family="text">
      <style:text-properties officeooo:rsid="000b63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u va tu sans lumière vi</text:span>ncent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00Z</meta:creation-date>
    <dc:date>2016-02-10T16:31:05.321000000</dc:date>
    <meta:editing-cycles>5</meta:editing-cycles>
    <meta:editing-duration>PT25S</meta:editing-duration>
    <meta:document-statistic meta:table-count="0" meta:image-count="0" meta:object-count="0" meta:page-count="1" meta:paragraph-count="1" meta:word-count="7" meta:character-count="31" meta:non-whitespace-character-count="2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